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c061" officeooo:paragraph-rsid="0002c061"/>
    </style:style>
    <style:style style:name="P2" style:family="paragraph" style:parent-style-name="Standard">
      <style:text-properties officeooo:rsid="00039352" officeooo:paragraph-rsid="000393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ciety</text:p>
      <text:p text:style-name="P1"/>
      <text:p text:style-name="P1">te veel mensen, developd nation kan power gatheren met minder mensen: het gaat nu om capital/infrastructuur/machinery. Dat zorgt voor meer van hetzelfde met minder mensen dan in minder developed landen nodig is. The shortage zorgt voor financiele druk en mensen gaan dus minder kinderen hebben; een besluitmatige dood van hun genen, cultuur en sociale positie, cellen van het geheel die zich af laten sterfen door niet verder te procreaten. We willen dat nations zich devvelopen omdat het dan een verandering met zich mee brengt dat je leven meer veiligheid inhoud als je minder offspring hebt, en met meer verzekerde veiligheid voor de persoons identiteit geef je de persoon keuze om zijn dood zonder offspring tegemoet gaat. Maar what about verouderings druk? Dat is een bewuste tegenbeweging, maar de natuurlijke beweging gaat de andere kant op.</text:p>
      <text:p text:style-name="P1"/>
      <text:p text:style-name="P1"/>
      <text:p text:style-name="P2">Calculus van concepten: als het lijkt alsof je oneindig in kan zoomen weten we niet of de universe uit discrete bouwstenen bestaan of niet. Van boven af gezien lijkt het op fuzzy continuos concepts en van onderaf is het discre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9T01:01:21.833521818</meta:creation-date>
    <dc:date>2022-02-19T02:23:37.741000636</dc:date>
    <meta:editing-duration>PT1H12M5S</meta:editing-duration>
    <meta:editing-cycles>1</meta:editing-cycles>
    <meta:document-statistic meta:table-count="0" meta:image-count="0" meta:object-count="0" meta:page-count="1" meta:paragraph-count="3" meta:word-count="176" meta:character-count="1084" meta:non-whitespace-character-count="911"/>
    <meta:generator>LibreOffice/6.4.7.2$Linux_X86_64 LibreOffice_project/40$Build-2</meta:generator>
  </office:meta>
</office:document-meta>
</file>